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ans" svg:font-family="OpenSans"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OpenSans"/>
    </style:style>
    <style:style style:name="P2" style:family="paragraph" style:parent-style-name="Standard">
      <style:text-properties style:font-name="OpenSans" fo:font-size="11pt" style:font-size-asian="11pt" style:font-size-complex="11pt"/>
    </style:style>
    <style:style style:name="T1" style:family="text">
      <style:text-properties fo:font-weight="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Produkteinsatz</text:p>
      <text:p text:style-name="P2"/>
      <text:p text:style-name="P2">2.1 Anwendungsbereiche</text:p>
      <text:p text:style-name="P2"/>
      <text:p text:style-name="P2">Das Portal soll von Veranstaltern und Usern genutzt werden. Die User gestalten ihre Freizeit mit dem Portal und können das Portal zu jeder Zeit mit einem PC erreichen. Die Veranstalter nutzen das Portal als Propagandamittel, damit ihre Events reichlich und von der richtigen Kliente besucht werden. Damit das Event auch von möglichst vielen Usern eingesehen werden kann, müssen die Veranstalter es so früh wie möglich Einstellen.Transportunternehmen können die Plattform nutzen um ihre Dienste anzubieten.</text:p>
      <text:p text:style-name="P2"/>
      <text:p text:style-name="P2">2.2 Zielgruppe</text:p>
      <text:p text:style-name="P2"/>
      <text:p text:style-name="P2">2.2.1 User: Privatpersonen aus jeder Altersgruppe und aus verschiedensten Interessensbereichen, die mit dem PC umgehen können und ihre Freizeitgestaltung planen möchten.</text:p>
      <text:p text:style-name="P2"/>
      <text:p text:style-name="P2">2.2.2 Veranstalter: Unternehmen die Events öffentliche Events veranstalten und diese publik machen möchten. </text:p>
      <text:p text:style-name="P2"/>
      <text:p text:style-name="P2">2.2.3 Transportunternehmen: Transportunternehmen können die Plattform nutzen um Transportmittel anzubieten.</text:p>
      <text:p text:style-name="P2"/>
      <text:p text:style-name="P2">2.3 Betriebsbedingungen</text:p>
      <text:p text:style-name="P2"/>
      <text:p text:style-name="P2">Der Betreiber des Portals muss Server für die Daten(Event Informationen und Benutzerdaten), dieser ist im Dauerhaften betrieb und braucht Beaufsichtigung, dies kann jedoch auch durch Fernwartung geschehen. Außerdem brauch er Desktop PC für die Verwaltung der Daten und die Erweiterung des Portals, die Daten und Erweiterungen des Portals sind zwar täglich nötig, jedoch nicht Dauerhaft.</text:p>
      <text:p text:style-name="P2">Die User und Veranstalter können das Portal über einen PC mit Internetanschluss nutzen.</text:p>
      <text:p text:style-name="P2"/>
      <text:p text:style-name="P2">2.4 Technische Produktumgebung</text:p>
      <text:p text:style-name="P2"/>
      <text:p text:style-name="P2">2.4.1 Software </text:p>
      <text:p text:style-name="P2"/>
      <text:p text:style-name="P2">Es werden ein Server und minimal zwei Clients benötigt. Auf dem Server arbeitet eine SQL-Datenbank die mit MySQL 5.6 oder höher arbeitet.außerdem wird ein Servlet Container benötigt, am besten Tomcat <text:span text:style-name="T2">7.0.39</text:span> oder höher. Die Clients sollten Windows7 oder höher als Betriebssystem haben und einen Browser, der schnell und sicher ist. </text:p>
      <text:p text:style-name="P2">Der eine Client braucht Eclipse zum Erweitern des Portals.</text:p>
      <text:p text:style-name="P2"/>
      <text:p text:style-name="P2">2.4.2 Server</text:p>
      <text:p text:style-name="P2"><text:line-break/>Es wird ein Server mit dem System Microsoft Server 2008 benötigt. Der Server sollte Itanium 2-Prozessor mit 2 GHz oder höher haben. Mindestens 512 MB RAM und <text:s/>40 GB freien Speicherplatz, nur für die Installation von Server 8</text:p>
      <text:p text:style-name="P2"/>
      <text:p text:style-name="P2">2.4.3 Client</text:p>
      <text:p text:style-name="P2"/>
      <text:p text:style-name="P2">Als Client sollte ein Rechner mit einer ausreichenden Leistung für Windows7 gewählt werden, der über eine LAN Verbindung verfügt und somit auf den Server zugreifen kann. </text:p>
      <text:p text:style-name="P2"/>
      <text:p text:style-name="P2">Die Clients der User und Veranstalter brauchen nur einen geeigneten Web- Browser um die Seite aufzurufen.</text:p>
      <text:p text:style-name="P2"/>
      <text:p text:style-name="P2">2.4.4 Orgware</text:p>
      <text:p text:style-name="P2"/>
      <text:p text:style-name="P2"><text:soft-page-break/>Zur Einführung in das System wird ein Mitarbeiter von uns zur Seite stehen und einen von der Firma ernannten Administrator Ein Administrator-Konto einrichten. Der Administrator kann dann Benutzerkonten für die Mitarbeiter der Seitenbetreiber einrichten, mit den zugeschnittenen Zugriffsrechten. Die User, Veranstalter und Transportunternehmen können sich eigenständig ein Benutzerkonto einrichten und somit mit den öffentlichen Funktionen Arbeiten.</text:p>
      <text:p text:style-name="P2"/>
      <text:p text:style-name="P2">2.5 Produkt-Schnittstellen</text:p>
      <text:p text:style-name="P2"/>
      <text:p text:style-name="P2">Die zuständigen Mitarbeiter für die Überwachung des Portals, in punkt- Missbrauch, Arbeiten mit einer zugeschnittenen Benutzeroberfläche. Die Server-Administratoren, Arbeiten mit MySQL und bekommen den Port zur Fernwartung anvertraut.. Die Erweiterungen werden mit der Programmieroberfläche Eclipse verwirklicht.</text:p>
      <text:p text:style-name="P2"/>
      <text:p text:style-name="P1"/>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ans" svg:font-family="OpenSans"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5T14:49:16.95</meta:creation-date>
    <dc:date>2013-05-16T16:20:19.40</dc:date>
    <meta:editing-duration>PT9H6M47S</meta:editing-duration>
    <meta:editing-cycles>11</meta:editing-cycles>
    <meta:generator>OpenOffice.org/3.4.1$Win32 OpenOffice.org_project/341m1$Build-9593</meta:generator>
    <meta:document-statistic meta:table-count="0" meta:image-count="0" meta:object-count="0" meta:page-count="2" meta:paragraph-count="23" meta:word-count="439" meta:character-count="3200"/>
  </office:meta>
</office:document-meta>
</file>